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57.66pt" fo:break-before="auto" style:use-optimal-row-height="false"/>
    </style:style>
    <style:style style:name="ro2" style:family="table-row">
      <style:table-row-properties style:row-height="33.9pt" fo:break-before="auto" style:use-optimal-row-height="false"/>
    </style:style>
    <style:style style:name="ro3" style:family="table-row">
      <style:table-row-properties style:row-height="28.46pt" fo:break-before="auto" style:use-optimal-row-height="false"/>
    </style:style>
    <style:style style:name="ro4" style:family="table-row">
      <style:table-row-properties style:row-height="21.71pt" fo:break-before="auto" style:use-optimal-row-height="false"/>
    </style:style>
    <style:style style:name="ro5" style:family="table-row">
      <style:table-row-properties style:row-height="32.54pt" fo:break-before="auto" style:use-optimal-row-height="false"/>
    </style:style>
    <style:style style:name="ro6" style:family="table-row">
      <style:table-row-properties style:row-height="39.29pt" fo:break-before="auto" style:use-optimal-row-height="false"/>
    </style:style>
    <style:style style:name="ro7" style:family="table-row">
      <style:table-row-properties style:row-height="27.1pt" fo:break-before="auto" style:use-optimal-row-height="false"/>
    </style:style>
    <style:style style:name="ro8" style:family="table-row">
      <style:table-row-properties style:row-height="37.96pt" fo:break-before="auto" style:use-optimal-row-height="false"/>
    </style:style>
    <style:style style:name="ro9" style:family="table-row">
      <style:table-row-properties style:row-height="46.09pt" fo:break-before="auto" style:use-optimal-row-height="false"/>
    </style:style>
    <style:style style:name="ro10" style:family="table-row">
      <style:table-row-properties style:row-height="36.6pt" fo:break-before="auto" style:use-optimal-row-height="false"/>
    </style:style>
    <style:style style:name="ro11" style:family="table-row">
      <style:table-row-properties style:row-height="44.76pt" fo:break-before="auto" style:use-optimal-row-height="false"/>
    </style:style>
    <style:style style:name="ro12" style:family="table-row">
      <style:table-row-properties style:row-height="24.41pt" fo:break-before="auto" style:use-optimal-row-height="false"/>
    </style:style>
    <style:style style:name="ro13" style:family="table-row">
      <style:table-row-properties style:row-height="35.04pt" fo:break-before="auto" style:use-optimal-row-height="tru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office:value-type="string" calcext:value-type="string">
            <text:p>Sr. Network Engineer/ Network Admin (NOC)</text:p>
          </table:table-cell>
          <table:table-cell office:value-type="string" calcext:value-type="string">
            <text:p>Agni Systems Limited </text:p>
          </table:table-cell>
          <table:table-cell office:value-type="string" calcext:value-type="string">
            <text:p/>
            <text:p>                                                                02</text:p>
            <text:p>                                                                </text:p>
          </table:table-cell>
          <table:table-cell office:value-type="string" calcext:value-type="string">
            <text:p/>
            <text:p>Offer expert advice to the organization on issues related to network engineering and administration.</text:p>
            <text:p>Responsible for analyzing, designing, installing, configuring of network infrastructure and application components.</text:p>
            <text:p>Integrate new services and infrastructure to support the evolution and expansion of the network.</text:p>
            <text:p>Conducts risk assessment and provide recommendations for enhanced security architecture and infrastructure for a large IP network.</text:p>
            <text:p>Work with other staff in resolving customer issues and report accordingly.</text:p>
            <text:p>Document procedures and analysis finding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4 to 8 year(s)</text:p>
            <text:p>                                                                    </text:p>
          </table:table-cell>
          <table:table-cell office:value-type="string" calcext:value-type="string">
            <text:p/>
            <text:p>Â Only 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Graduate in CSE/ EEE/ ETE or any Equivalent Degrees</text:p>
            <text:p/>
          </table:table-cell>
          <table:table-cell office:value-type="string" calcext:value-type="string">
            <text:p/>
            <text:p>Age 27 to 35 years </text:p>
            <text:p>Only males are allowed to apply</text:p>
            <text:p>Strong knowledge of Internet protocols (e.g., TCP/IP, HTTP, etc.)</text:p>
            <text:p>Strong knowledge of physical layer (e.g., Optical, SDH, PDH, DWDM and Radio Link)</text:p>
            <text:p>Strong knowledge of layer-2 network and Layer-3 network. </text:p>
            <text:p>In depth knowledge of MPLS, OSPF, BGP, ISIS, VTP, Spanning tree is Essential. </text:p>
            <text:p>Knowledge on DNS, Proxy, DHCP, Web Servers, Data base Server (MySql), FTP Server, MRTG and Mail Servers in Linux/Windows.</text:p>
            <text:p>Knowledge of SNMP, Netflow, etc protocols.</text:p>
            <text:p>Experience in configuring SSL/IPSec VPN .</text:p>
            <text:p>Self-motivated self-starter, who works well with minimal supervision.</text:p>
            <text:p>Strong communication skills (verbal and written) and teamwork skills</text:p>
            <text:p>Must have experience in Networking Organizations (ISP/IIG/Telco)</text:p>
            <text:p>Microsoft, Cisco and Juniper certifications (MCSE/ JNCIA/ JNCIS-SEC/ CCNA/ CCNP/ CCIP/ CCSP) will added advance.</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3">
          <table:table-cell office:value-type="string" calcext:value-type="string">
            <text:p>Jr. Software Developer</text:p>
          </table:table-cell>
          <table:table-cell office:value-type="string" calcext:value-type="string">
            <text:p>Talent Centric Limited </text:p>
          </table:table-cell>
          <table:table-cell office:value-type="string" calcext:value-type="string">
            <text:p/>
            <text:p>                                                                Not specific</text:p>
            <text:p>                                                                </text:p>
          </table:table-cell>
          <table:table-cell office:value-type="string" calcext:value-type="string">
            <text:p/>
            <text:p>Build efficient, testable, and reusable PHP modulesResearch, Guide and Solve complex performance problems and architectural challengesEnsure the accurate operation of web servers and softwareTroubleshoot, test and maintain the core product software and databases to ensure strong optimization and functionalityContribute in all phases of the development lifecycle.Develop and deploy new features to facilitate related procedures and tools if necessary.Be a team player in a flat-structured, highly collaborative agile environment.Proficient with development tools for the creating and debugging web-based applications.Integration of multiple data sources and databases into one systemCreating database schemes that represent and support business process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office:value-type="string" calcext:value-type="string">
            <text:p/>
            <text:p>Â Age 22 to 30 years</text:p>
            <text:p>                                                                    </text:p>
          </table:table-cell>
          <table:table-cell office:value-type="string" calcext:value-type="string">
            <text:p/>
            <text:p>Â Dhaka</text:p>
            <text:p>                                                                    </text:p>
          </table:table-cell>
          <table:table-cell office:value-type="string" calcext:value-type="string">
            <text:p/>
            <text:p>Bachelor in Engineering (BEngg) in CSE</text:p>
            <text:p>Skills Required:  Core PHP,  PHP, HTML &amp; CSS, MySQL, Problem solving capacity, Team player</text:p>
            <text:p/>
          </table:table-cell>
          <table:table-cell office:value-type="string" calcext:value-type="string">
            <text:p/>
            <text:p>Age 22 to 30 years </text:p>
            <text:p>Both males and females are allowed to apply</text:p>
            <text:p>At least 1-3 years of professional experience using core PHP</text:p>
            <text:p>Ability to design and write well-structured, easily maintainable, well-documented code that balances beauty and pragmatism</text:p>
            <text:p>Strong knowledge of PHP web frameworks</text:p>
            <text:p>Understanding the fully synchronous behavior of PHP</text:p>
            <text:p>Basic understanding of front-end technologies, such as JavaScript, HTML5, and CSS</text:p>
            <text:p>Knowledge of object oriented PHP programming</text:p>
            <text:p>Strong knowledge of the common PHP or web server exploits and their solutions</text:p>
            <text:p>Understanding fundamental design principles behind a scalable application</text:p>
            <text:p>Familiarity with limitations of PHP as a platform and its workarounds</text:p>
            <text:p>Familiarity with SQL/MySQL databases and their declarative query languages.</text:p>
            <text:p/>
          </table:table-cell>
          <table:table-cell office:value-type="string" calcext:value-type="string">
            <text:p/>
            <text:p>Â Tk. 15000 - 20000 (Monthly)</text:p>
            <text:p>                                                                    </text:p>
          </table:table-cell>
          <table:table-cell office:value-type="string" calcext:value-type="string">
            <text:p/>
            <text:p>Mobile billLunch Facilities: Full SubsidizeSalary Review: YearlyFestival Bonus: 2</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4">
          <table:table-cell office:value-type="string" calcext:value-type="string">
            <text:p>Senior SEO and Digital Marketing Expert</text:p>
          </table:table-cell>
          <table:table-cell office:value-type="string" calcext:value-type="string">
            <text:p>Germany Computer &amp; Telecom </text:p>
          </table:table-cell>
          <table:table-cell office:value-type="string" calcext:value-type="string">
            <text:p/>
            <text:p>                                                                01</text:p>
            <text:p>                                                                </text:p>
          </table:table-cell>
          <table:table-cell office:value-type="string" calcext:value-type="string">
            <text:p/>
            <text:p>Plan and execute all the digital marketing campaign as per company need. Lead generation and customer communication. </text:p>
            <text:p>Analysis and Write content for SEO and Social networking accounts such as Facebook, Twitter, YouTube, LinkedIn, etc. Create and edit posts, videos and other content. </text:p>
            <text:p>Assist SEO campaigns with on- and offsite optimization efforts and improve SEO ranking and sales</text:p>
            <text:p>Leverage keyword data, conduct competitive analysis, and do regular site audits to generate insight and recommendations concerning our SEO efforts</text:p>
            <text:p>Link Building and Blog posting .</text:p>
            <text:p>Launch Optimized Digital Campaigns through Google Ad words, Social Media, Blog, Website &amp; Email etc. to increase company and brand awareness and lead generation. </text:p>
            <text:p>Plan and execute all digital marketing efforts, including SEO, SEM, and SMM marketing database, email, social media and display advertising campaigns. </text:p>
            <text:p>Implementing and Managing company's social media accounts focusing on information that are relevant to our client's business objectives (e.g. LinkedIn, Twitter, Facebook, Google+, YouTube, Pinterest, Flickr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 (Uttara)</text:p>
            <text:p>                                                                    </text:p>
          </table:table-cell>
          <table:table-cell office:value-type="string" calcext:value-type="string">
            <text:p/>
            <text:p>Bachelor of Business Administration (BBA) in Marketing/ CSE/ Other </text:p>
            <text:p>Skills Required: Digital Marketing, IT &amp; Software Marketing</text:p>
            <text:p/>
          </table:table-cell>
          <table:table-cell office:value-type="string" calcext:value-type="string">
            <text:p/>
            <text:p>Age 25 to 35 years </text:p>
            <text:p>Only males are allowed to apply</text:p>
            <text:p>The applicants should have experience in the following area(s):</text:p>
            <text:p>Digital Marketing , SEO , Content Writing , Blog Posting , Link Building</text:p>
            <text:p/>
          </table:table-cell>
          <table:table-cell office:value-type="string" calcext:value-type="string">
            <text:p/>
            <text:p>Â Negotiable</text:p>
            <text:p>                                                                    </text:p>
          </table:table-cell>
          <table:table-cell/>
          <table:table-cell office:value-type="string" calcext:value-type="string">
            <text:p/>
            <text:p>Â Oct 20, 2019</text:p>
            <text:p>                                                                        </text:p>
          </table:table-cell>
          <table:table-cell office:value-type="string" calcext:value-type="string">
            <text:p/>
            <text:p>Â Nov 18, 2019</text:p>
            <text:p>                                                                        </text:p>
          </table:table-cell>
          <table:table-cell table:number-columns-repeated="1008"/>
        </table:table-row>
        <table:table-row table:style-name="ro5">
          <table:table-cell office:value-type="string" calcext:value-type="string">
            <text:p>Senior Software Developer</text:p>
          </table:table-cell>
          <table:table-cell office:value-type="string" calcext:value-type="string">
            <text:p>NetCoden Inc </text:p>
          </table:table-cell>
          <table:table-cell office:value-type="string" calcext:value-type="string">
            <text:p/>
            <text:p>                                                                04</text:p>
            <text:p>                                                                </text:p>
          </table:table-cell>
          <table:table-cell office:value-type="string" calcext:value-type="string">
            <text:p/>
            <text:p>Development using Vuejs, Node Js and Laravel Framework projects.</text:p>
            <text:p>Knowledge of any major programming languages like C/C++, SQL, Java, PHP, Python, etc will be a plus.</text:p>
            <text:p>Very good understanding of website &amp; web application development process, from the layout/ user interface to relational database structures.</text:p>
            <text:p>Maintain and enhance existing web applications and all internal systems.</text:p>
            <text:p>Deep expertise and hands-on experience with web applications and programming languages like PHP and C++</text:p>
            <text:p>Ensure that you have experience on API development and integration</text:p>
            <text:p>Good working experience in HTML, CSS, Bootstrap, JavaScript (Vue, React, Node)</text:p>
            <text:p>Must have strong experience in RESTful web service development</text:p>
            <text:p>Experience on payment gateway integration</text:p>
            <text:p>Write well designed, testable, efficient code by using best development practices</text:p>
            <text:p>Stay plugged into emerging technologies trends and apply them into operations</text:p>
            <text:p>Candidate must be a team player and willing to teach and to learn</text:p>
            <text:p>Should have knowledge on Git &amp; Version Contro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 (Mirpur)</text:p>
            <text:p>                                                                    </text:p>
          </table:table-cell>
          <table:table-cell office:value-type="string" calcext:value-type="string">
            <text:p/>
            <text:p>Bachelor of Science (BSc) in CSE or relevant field from any reputed university (Flexible for right candidate)</text:p>
            <text:p>Training/Trade Course: Vuejs, Node Js and Laravel</text:p>
            <text:p/>
          </table:table-cell>
          <table:table-cell office:value-type="string" calcext:value-type="string">
            <text:p/>
            <text:p>Age 25 to 32 years </text:p>
            <text:p>Both males and females are allowed to apply</text:p>
            <text:p>Freshers are not encouraged to apply.</text:p>
            <text:p>Sound knowledge of database designing, development, maintenance and application architecture planning.</text:p>
            <text:p>Hands-on experience with programming languages like PHP and C++</text:p>
            <text:p>Good knowledge of laravel, jquery, vue, react, node</text:p>
            <text:p>Experience with React native is plus</text:p>
            <text:p>Working knowledge of CMS framework is plus</text:p>
            <text:p>Demonstrated ability to collaborate within a team environment.</text:p>
            <text:p>Good understanding of the project &amp; doing time estimation of the project.</text:p>
            <text:p/>
          </table:table-cell>
          <table:table-cell office:value-type="string" calcext:value-type="string">
            <text:p/>
            <text:p>Â Tk. 30000 - 45000 (Monthly)</text:p>
            <text:p>                                                                    </text:p>
          </table:table-cell>
          <table:table-cell office:value-type="string" calcext:value-type="string">
            <text:p/>
            <text:p>Lunch Facilities: Full SubsidizePerformance bonus</text:p>
            <text:p>Salary Review: Yearly</text:p>
            <text:p>Festival Bonus: 2 (Yearly)</text:p>
            <text:p>Weekly 2 holidays (Friday &amp; Saturday)</text:p>
            <text:p>Over time allowance.</text:p>
            <text:p>Free Lunch</text:p>
            <text:p>12 Days Yearly Extra vacation.</text:p>
            <text:p/>
          </table:table-cell>
          <table:table-cell office:value-type="string" calcext:value-type="string">
            <text:p/>
            <text:p>Â Oct 19, 2019</text:p>
            <text:p>                                                                        </text:p>
          </table:table-cell>
          <table:table-cell office:value-type="string" calcext:value-type="string">
            <text:p/>
            <text:p>Â Nov 10, 2019</text:p>
            <text:p>                                                                        </text:p>
          </table:table-cell>
          <table:table-cell table:number-columns-repeated="1008"/>
        </table:table-row>
        <table:table-row table:style-name="ro5">
          <table:table-cell office:value-type="string" calcext:value-type="string">
            <text:p>Senior Software Engineer (PHP)</text:p>
          </table:table-cell>
          <table:table-cell office:value-type="string" calcext:value-type="string">
            <text:p>Portonics Ltd. </text:p>
          </table:table-cell>
          <table:table-cell office:value-type="string" calcext:value-type="string">
            <text:p/>
            <text:p>                                                                05</text:p>
            <text:p>                                                                </text:p>
          </table:table-cell>
          <table:table-cell office:value-type="string" calcext:value-type="string">
            <text:p/>
            <text:p>We are looking for young enthusiastic individuals who are passionate and very serious about web development. If you have the ability to learn and adapt to new technologies quickly then the below applies to you.</text:p>
            <text:p>The position is primarily for the role of PHP-MySQL.</text:p>
            <text:p>Proficient in PHP and MYSQL;</text:p>
            <text:p>Develop, integrate, test, and deliver software product features and sub systems;</text:p>
            <text:p>Create well-documented, well-designed, and reusable code in accordance with standard practices;</text:p>
            <text:p>Participate in code reviews, architectural reviews, and proposed improvement discussions;</text:p>
            <text:p>Work as a member of a cross-functional Agile team and help to improve best practices and standards;</text:p>
            <text:p>Must have sound knowledge on object oriented PHP (PHP5).</text:p>
            <text:p>Need to have experience on PHP frameworks such as CodeIgniter / Zend.</text:p>
            <text:p>Maintaining coding standard and documentation;</text:p>
            <text:p>Good Knowledge in jQuery and Javascript;</text:p>
            <text:p>Experience in development, deployment and design of web applications using LAMP and WAMP;</text:p>
            <text:p>Need to be very keen to learn modern web technologies;</text:p>
            <text:p/>
          </table:table-cell>
          <table:table-cell office:value-type="string" calcext:value-type="string">
            <text:p/>
            <text:p>Portonics is a team of technology consultants that specialize in application design, software &amp; mobile application development. Our goal is to help clients understand and make full use of digital technology that can heighten brand awareness and lead to better business.</text:p>
            <text:p>We are a diverse team of talented individuals working on the newest technologies and running multiple projects serving 10M+ customers daily. We manage multiple clients end-to-end services in and outside Bangladesh. Services include server management, software management, networking, development, deployments, security for several enterprises.</text:p>
            <text:p>You will get the opportunity to work with the best technical, business teams in the country.</text:p>
            <text:p>Opportunity to work with renowned global companies.</text:p>
            <text:p/>
          </table:table-cell>
          <table:table-cell office:value-type="string" calcext:value-type="string">
            <text:p/>
            <text:p>                                                                Full-time</text:p>
            <text:p>                                                            </text:p>
          </table:table-cell>
          <table:table-cell office:value-type="string" calcext:value-type="string">
            <text:p/>
            <text:p>Â 4 to 6 year(s)</text:p>
            <text:p>                                                                    </text:p>
          </table:table-cell>
          <table:table-cell office:value-type="string" calcext:value-type="string">
            <text:p/>
            <text:p>Â Both males and fe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Preferably B.Sc in Computer Science or similar discipline, educational qualifications will be relaxed for experienced candidates</text:p>
            <text:p>Skills Required:  Core PHP,  database management, Jenkins, MySQL, Ngnix</text:p>
            <text:p/>
          </table:table-cell>
          <table:table-cell office:value-type="string" calcext:value-type="string">
            <text:p/>
            <text:p>Age 25 to 30 years </text:p>
            <text:p>Both males and females are allowed to apply</text:p>
            <text:p>At least 4 years of experience in software engineering with at least one MVC framework;</text:p>
            <text:p>Experience with peer code review practices, such as use of GitHub Pull Requests;</text:p>
            <text:p>Experience working with issue and task management software, such as Atlassian JIRA or similar;</text:p>
            <text:p>Experience writing unit and integration tests with mocks and subs</text:p>
            <text:p>Strong understanding of enterprise development patterns;</text:p>
            <text:p>Experience with web services, and AWS technologies;</text:p>
            <text:p>Strong knowledge of MySQL, including writing and optimizing queries;</text:p>
            <text:p>Have an understanding of virtualization and containerization as a tool for growing scalability, reliability, and expediency;</text:p>
            <text:p>Employing secure coding practices including familiarity with OWASP top ten;</text:p>
            <text:p>Ability to learn and teach new technologies and skills as new technology is introduced;</text:p>
            <text:p>Sound mature judgement and decision-making ability;</text:p>
            <text:p>Ability to work independently with all levels of team members within the Company and external parties;</text:p>
            <text:p>Must have excellent interpersonal and communication skills;</text:p>
            <text:p>Strong analytical and problem solving skills;</text:p>
            <text:p>We are looking for honest, dedicated and responsible individual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6">
          <table:table-cell office:value-type="string" calcext:value-type="string">
            <text:p>Software Engineer (PHP)</text:p>
          </table:table-cell>
          <table:table-cell office:value-type="string" calcext:value-type="string">
            <text:p>Portonics Ltd. </text:p>
          </table:table-cell>
          <table:table-cell office:value-type="string" calcext:value-type="string">
            <text:p/>
            <text:p>                                                                05</text:p>
            <text:p>                                                                </text:p>
          </table:table-cell>
          <table:table-cell office:value-type="string" calcext:value-type="string">
            <text:p/>
            <text:p>We are looking for young enthusiastic individuals who are passionate and very serious about web development. If you have the ability to learn and adapt to new technologies quickly then the below applies to you.</text:p>
            <text:p>The position is primarily for the role of PHP-MySQL;</text:p>
            <text:p>Good communication skills and should communicate proactively with team members;</text:p>
            <text:p>If you have skills that go beyond the minimum requirement of description/responsibility above we encourage you to apply;</text:p>
            <text:p>Proficient in PHP and MYSQL;</text:p>
            <text:p>Must have sound knowledge on object oriented PHP (PHP5);</text:p>
            <text:p>Need to have experience on PHP frameworks such as CodeIgniter / Zend;</text:p>
            <text:p>Maintaining coding standard and documentation;</text:p>
            <text:p>Vast Knowledge in jQuery and Javascript;</text:p>
            <text:p>Experience in development, deployment and design of web applications using LAMP and WAMP;</text:p>
            <text:p>Knowledge on PHP based CMS such as Wordpress / Drupal;</text:p>
            <text:p>Need to be very keen to learn modern web technologies;</text:p>
            <text:p/>
          </table:table-cell>
          <table:table-cell office:value-type="string" calcext:value-type="string">
            <text:p/>
            <text:p>Portonics is a team of technology consultants that specialize in application design, software &amp; mobile application development. Our goal is to help clients understand and make full use of digital technology that can heighten brand awareness and lead to better business.</text:p>
            <text:p>We are a diverse team of talented individuals working on the newest technologies and running multiple projects serving 10M+ customers daily. We manage multiple clients end-to-end services in and outside Bangladesh. Services include server management, software management, networking, development, deployments, security for several enterprises.</text:p>
            <text:p>You will get the opportunity to work with the best technical, business teams in the country.</text:p>
            <text:p>Opportunity to work with renowned global companies.</text:p>
            <text:p/>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22 to 25 years</text:p>
            <text:p>                                                                    </text:p>
          </table:table-cell>
          <table:table-cell office:value-type="string" calcext:value-type="string">
            <text:p/>
            <text:p>Â Dhaka</text:p>
            <text:p>                                                                    </text:p>
          </table:table-cell>
          <table:table-cell office:value-type="string" calcext:value-type="string">
            <text:p/>
            <text:p>Bachelor of Science (BSc) in Computer Science  EngineeringPreferably B.Sc in Computer Science or similar discipline, educational qualifications will be relaxed for experienced candidates</text:p>
            <text:p>At least 3 years of experience in software engineering with at least one MVC framework;</text:p>
            <text:p>Experience with peer code review practices, such as use of GitHub Pull Requests;</text:p>
            <text:p>Experience working with issue and task management software, such as Atlassian JIRA or similar;</text:p>
            <text:p>Skills Required:  Core PHP, Jenkins, MySQL, Ngnix</text:p>
            <text:p/>
          </table:table-cell>
          <table:table-cell office:value-type="string" calcext:value-type="string">
            <text:p/>
            <text:p>Age 22 to 25 years </text:p>
            <text:p>Both males and females are allowed to apply</text:p>
            <text:p>Applicant must be smart and intelligent and be able to work with foreign teams;</text:p>
            <text:p>Written and verbal communication skills in English will be a plus;</text:p>
            <text:p>Experience in native Android Development (Advantage)</text:p>
            <text:p>Experience in Javascript (Advantage)</text:p>
            <text:p>Experience with web services, and AWS technologies;</text:p>
            <text:p>Strong knowledge of MySQL, including writing and optimizing queries;</text:p>
            <text:p>Have an understanding of virtualization and containerization as a tool for growing scalability, reliability, and expediency;</text:p>
            <text:p>Employing secure coding practices including familiarity with OWASP top ten;</text:p>
            <text:p>Ability to learn and teach new technologies and skills as new technology is introduced;</text:p>
            <text:p>Must have excellent interpersonal and communication skills;</text:p>
            <text:p>Strong analytical and problem solving skills;</text:p>
            <text:p>We are looking for honest, dedicated and responsible individual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3">
          <table:table-cell office:value-type="string" calcext:value-type="string">
            <text:p>Teacher - Computer Science (O Level) for Uttara and Gulshan campuses</text:p>
          </table:table-cell>
          <table:table-cell office:value-type="string" calcext:value-type="string">
            <text:p>Oxford International School </text:p>
          </table:table-cell>
          <table:table-cell office:value-type="string" calcext:value-type="string">
            <text:p/>
            <text:p>                                                                Not specific</text:p>
            <text:p>                                                                </text:p>
          </table:table-cell>
          <table:table-cell office:value-type="string" calcext:value-type="string">
            <text:p/>
            <text:p>Candidates must have good knowledge to teach Computer Science (Cambridge curriculum) for O level</text:p>
            <text:p>Prepare lesson plans, lecture materials and actively involve in developing curriculum</text:p>
            <text:p>Evaluate students' assignments and written works.</text:p>
            <text:p>All academic responsibilities related to students exam, parents dealing and other duties as the position requires.</text:p>
            <text:p>Support the development of student portfolios in line with agreed school practices</text:p>
            <text:p>Maintain good professional working relationships with colleagues, Line Managers and administrators</text:p>
            <text:p>Work as a team player</text:p>
            <text:p/>
          </table:table-cell>
          <table:table-cell office:value-type="string" calcext:value-type="string">
            <text:p/>
            <text:p>                                                            We are looking for Teacher - Computer Science (O Level), under Cambridge Syllabus(CAIE) who will be able to teach and assess O level students.</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Masters in Computer Science from any recognized University.</text:p>
            <text:p/>
          </table:table-cell>
          <table:table-cell office:value-type="string" calcext:value-type="string">
            <text:p/>
            <text:p>Age 25 to 35 years </text:p>
            <text:p>Both males and females are allowed to apply</text:p>
            <text:p>Excellent command over English (both in oral and written communication.</text:p>
            <text:p>Candidates with teaching experience in English Medium School will be given preference.</text:p>
            <text:p/>
          </table:table-cell>
          <table:table-cell office:value-type="string" calcext:value-type="string">
            <text:p/>
            <text:p>Â Negotiable</text:p>
            <text:p>                                                                    </text:p>
          </table:table-cell>
          <table:table-cell office:value-type="string" calcext:value-type="string">
            <text:p/>
            <text:p>Salary Review: YearlyAs per school policy</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2">
          <table:table-cell office:value-type="string" calcext:value-type="string">
            <text:p>Software Developer</text:p>
          </table:table-cell>
          <table:table-cell office:value-type="string" calcext:value-type="string">
            <text:p>Netizen IT Limited </text:p>
          </table:table-cell>
          <table:table-cell office:value-type="string" calcext:value-type="string">
            <text:p/>
            <text:p>                                                                3</text:p>
            <text:p>                                                                </text:p>
          </table:table-cell>
          <table:table-cell office:value-type="string" calcext:value-type="string">
            <text:p/>
            <text:p>Responsible to develop APIs for our clients Applications</text:p>
            <text:p>Contribute in complete development lifecycle</text:p>
            <text:p>Designing and developing high-volume, low-latency applications for mission-critical systems and delivering high-quality and performance </text:p>
            <text:p>Ensure the performance, quality, and reusable </text:p>
            <text:p>Collaborate with a team to define, design, and ship new features </text:p>
            <text:p>Identify and correct bottlenecks and fix bugs</text:p>
            <text:p>Work with outside data sources and APIs</text:p>
            <text:p>Help maintain code quality, organization, and authorization</text:p>
            <text:p>Documenting on code level</text:p>
            <text:p>Continuously discover, evaluate, and implement new technologies to maximize development efficiency.</text:p>
            <text:p/>
          </table:table-cell>
          <table:table-cell office:value-type="string" calcext:value-type="string">
            <text:p/>
            <text:p>Netizen IT Limited is a growing IT Company and developing own Applications to digitize education section in Bangladesh.</text:p>
            <text:p>We are looking for a Software Developer to work with our teams who is committed to self development, self motivated and self learner.</text:p>
            <text:p>As a Software Developer You have to clear concept of OOP, Clean Code writing, Understand Business Requirement, Documenting, Analysis, Testing, Debugging and working together with our team as a member.</text:p>
            <text:p/>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Anywhere in Bangladesh</text:p>
            <text:p>                                                                    </text:p>
          </table:table-cell>
          <table:table-cell office:value-type="string" calcext:value-type="string">
            <text:p/>
            <text:p>Bachelor of Science (BSc)</text:p>
            <text:p/>
          </table:table-cell>
          <table:table-cell office:value-type="string" calcext:value-type="string">
            <text:p/>
            <text:p>Age 24 to 35 years </text:p>
            <text:p>Both males and females are allowed to apply</text:p>
            <text:p>Minimum 1+ years experience in Java Application Development.</text:p>
            <text:p>Deep knowledge in architectural development, design patterns and implementation of custom developed solutions.</text:p>
            <text:p>Understanding of object oriented software development and technologies such as Java, relational databases (i.e. MySQL Server), Middleware Platforms (i.e. J2EE) and development methods such as Agile</text:p>
            <text:p>Knowledge of product and package selection methods</text:p>
            <text:p>Ideally, your experience will also cover the majority of the following: J2EE, Hibernate/JDBC, Tomcat, MySQL, JSP/ JSTL, HTML, JavaScript, GIT, Spring Boot, Spring Security.</text:p>
            <text:p>Experience with common development and repository tools (i.e. SVN, GIT, JIRA, etc.)</text:p>
            <text:p>Knowledge in responsive web development , HTML5, CSS3, JavaScript, Ajax,</text:p>
            <text:p>Advanced skills implementing API Service architectures (REST)</text:p>
            <text:p>Able to work with team and Sincere appreciation for good communication and healthy work relationships.</text:p>
            <text:p>Self Driven and learning attitude.</text:p>
            <text:p>Test Driven Development.</text:p>
            <text:p>Ability to explain technical concepts to a group clearly and concisely.</text:p>
            <text:p/>
          </table:table-cell>
          <table:table-cell office:value-type="string" calcext:value-type="string">
            <text:p/>
            <text:p>Â Negotiable</text:p>
            <text:p>                                                                    </text:p>
          </table:table-cell>
          <table:table-cell office:value-type="string" calcext:value-type="string">
            <text:p/>
            <text:p>Profit share, Weekly 2 holidaysLunch Facilities: Full SubsidizeSalary Review: YearlyFestival Bonus: 2</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6">
          <table:table-cell office:value-type="string" calcext:value-type="string">
            <text:p>Developer (PHP) Full Stack</text:p>
          </table:table-cell>
          <table:table-cell office:value-type="string" calcext:value-type="string">
            <text:p>Asian Global Ventures (Bangladesh) Company Ltd. </text:p>
          </table:table-cell>
          <table:table-cell office:value-type="string" calcext:value-type="string">
            <text:p/>
            <text:p>                                                                04</text:p>
            <text:p>                                                                </text:p>
          </table:table-cell>
          <table:table-cell office:value-type="string" calcext:value-type="string">
            <text:p/>
            <text:p>Experienced with front &amp; back-end programming languages. </text:p>
            <text:p>Good understanding of design concept and front-end/back-end development for web/mobile-based application.</text:p>
            <text:p>Must have experience in any well-known PHP Framework, especially Laravel/Codeigniter Framework.</text:p>
            <text:p>Working experience in several languages and databases including PHP, XHTML, HTML5 &amp; CSS3, JS, AngularJS, jQuery, MySQL/MongoDB/PostgreSQL.</text:p>
            <text:p>Must have solid experience in Ajax as it's required.</text:p>
            <text:p>Clear understanding of Bootstrap, XML, JSON, REST and Less or Sass Framework.</text:p>
            <text:p>Candidate should have firm knowledge in third party APIs such as Facebook API or Google API, oAuth2, and SOAP Service, SMS Gateways, PayPal and other payment gateway integration.</text:p>
            <text:p>Applicants with experience in frameworks like Wordpress/Drupal/Joomla is preferable</text:p>
            <text:p>Understanding of code versioning tools such as Git / Mercurial / SVN.</text:p>
            <text:p/>
          </table:table-cell>
          <table:table-cell office:value-type="string" calcext:value-type="string">
            <text:p/>
            <text:p>Candidate must have good knowledge and working experience of coding in planned structure.</text:p>
            <text:p>Candidate should be able to develop both front &amp; back end for web and mobile applications integrated.</text:p>
            <text:p>Has solid understanding of the fundamentals and the underlying technologies.</text:p>
            <text:p/>
          </table:table-cell>
          <table:table-cell office:value-type="string" calcext:value-type="string">
            <text:p/>
            <text:p>                                                                Full-time, Internship</text:p>
            <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5 to 40 years</text:p>
            <text:p>                                                                    </text:p>
          </table:table-cell>
          <table:table-cell office:value-type="string" calcext:value-type="string">
            <text:p/>
            <text:p>Â Dhaka</text:p>
            <text:p>                                                                    </text:p>
          </table:table-cell>
          <table:table-cell office:value-type="string" calcext:value-type="string">
            <text:p/>
            <text:p>Bachelor of Science (BSc) in Computer Science  Engineering, Bachelor of Computer Application (BCA) in Computer Applications, Bachelor in Engineering (BEngg) in Computer ScienceCSE (Computer Science &amp; Engineering) B.Sc or M.Sc</text:p>
            <text:p/>
          </table:table-cell>
          <table:table-cell office:value-type="string" calcext:value-type="string">
            <text:p/>
            <text:p>Age 25 to 40 years </text:p>
            <text:p>Both males and females are allowed to apply</text:p>
            <text:p>Design overall architecture of the web application.</text:p>
            <text:p>Maintain quality and ensure responsiveness of applications.</text:p>
            <text:p>Collaborate with the rest of the engineering team to design and launch new features.</text:p>
            <text:p>Maintain code integrity and organization.</text:p>
            <text:p>Must have good command over English and 'ZERO tolerance' to mistakes. </text:p>
            <text:p>Should be capable to work as individual or in team.</text:p>
            <text:p>Able to work under minimum supervision and coworker presence.</text:p>
            <text:p>Must have a 'Can Do Attitude'.</text:p>
            <text:p>Ability to deliver high-quality work in a quick manner. </text:p>
            <text:p>Need some decision making and leadership skill.</text:p>
            <text:p>Diligent and able to work under pressure.</text:p>
            <text:p>Able to work with multiple projects simultaneously.</text:p>
            <text:p>Ability to quickly learn new concepts and software is necessary.</text:p>
            <text:p>Understanding and implementation of security and data protection.</text:p>
            <text:p>Follow company procedure of day-to-day activities and rules &amp; regulation strictly.</text:p>
            <text:p>Strong understanding of integration between different systems.</text:p>
            <text:p/>
          </table:table-cell>
          <table:table-cell office:value-type="string" calcext:value-type="string">
            <text:p/>
            <text:p>Â Negotiable</text:p>
            <text:p>                                                                    </text:p>
          </table:table-cell>
          <table:table-cell office:value-type="string" calcext:value-type="string">
            <text:p/>
            <text:p>Lunch Facilities: Partially SubsidizeSalary Review: YearlyLearning environment with knowledgeable technical head of management.</text:p>
            <text:p>Friendly working environment.</text:p>
            <text:p>Amazing Team Members with a lot of common sense.</text:p>
            <text:p>Yearly increment.</text:p>
            <text:p>Subsidized lunch and free snack facilities.</text:p>
            <text:p>Others benefits as per company's policy.</text:p>
            <text:p/>
          </table:table-cell>
          <table:table-cell office:value-type="string" calcext:value-type="string">
            <text:p/>
            <text:p>Â Oct 19, 2019</text:p>
            <text:p>                                                                        </text:p>
          </table:table-cell>
          <table:table-cell office:value-type="string" calcext:value-type="string">
            <text:p/>
            <text:p>Â Nov 18, 2019</text:p>
            <text:p>                                                                        </text:p>
          </table:table-cell>
          <table:table-cell table:number-columns-repeated="1008"/>
        </table:table-row>
        <table:table-row table:style-name="ro7">
          <table:table-cell office:value-type="string" calcext:value-type="string">
            <text:p>Software Architect (Mobile Application)</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Support the entire application lifecycle (concept, design, test, release and support).</text:p>
            <text:p>Produce fully functional mobile applications writing clean code.</text:p>
            <text:p>Gather specific requirements and suggest solutions.</text:p>
            <text:p>Write unit and UI tests to identify malfunctions.</text:p>
            <text:p>Troubleshoot and debug to optimize performance.</text:p>
            <text:p>Design interfaces to improve user experience.</text:p>
            <text:p>Liaise with Product Development team to plan new features.</text:p>
            <text:p>Ensure new and legacy applications meet quality standards.</text:p>
            <text:p>Research and suggest new mobile products, applications and protocols.</text:p>
            <text:p>Stay up-to-date with new technology trends.</text:p>
            <text:p/>
          </table:table-cell>
          <table:table-cell office:value-type="string" calcext:value-type="string">
            <text:p/>
            <text:p>Looking for Software Architect (For Mobile Application) [Deputy Manager Level].</text:p>
            <text:p>We are looking for a qualified Software Architect for Mobile Application to join our Engineering team. You will be working with our engineers to develop and maintain high quality mobile applications.</text:p>
            <text:p>If you`re passionate about mobile platforms and translating code into user-friendly apps, we would like to meet you. As a Mobile developer, you`ll collaborate with internal teams to develop functional mobile applications, while working in a fast-paced environment.</text:p>
            <text:p>Ultimately, you should be able to design and build the next generation of our mobile applications.</text:p>
            <text:p>Job Location: Kurdistan, Iraq.</text:p>
            <text:p/>
          </table:table-cell>
          <table:table-cell office:value-type="string" calcext:value-type="string">
            <text:p/>
            <text:p>                                                                Full-time</text:p>
            <text:p>                                                            </text:p>
          </table:table-cell>
          <table:table-cell office:value-type="string" calcext:value-type="string">
            <text:p/>
            <text:p>Â 5 to 7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in Computer Science or relevant field.</text:p>
            <text:p/>
          </table:table-cell>
          <table:table-cell office:value-type="string" calcext:value-type="string">
            <text:p/>
            <text:p>5-7 years of working experience as a Mobile Developer.</text:p>
            <text:p>Proficiency in English is a MUST.</text:p>
            <text:p>Demonstrable portfolio of released applications on the App store or the Android market.</text:p>
            <text:p>In-depth knowledge of at least one programming language like Swift and Java.</text:p>
            <text:p>Experience with third-party libraries and APIs.</text:p>
            <text:p>Familiarity with OOP design principles.</text:p>
            <text:p>Excellent analytical skills with a good problem-solving attitude.</text:p>
            <text:p>Ability to perform in a team environment.</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8">
          <table:table-cell office:value-type="string" calcext:value-type="string">
            <text:p>Manager - Software Engineering</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Develop high-quality software design and architecture.</text:p>
            <text:p>Identify, prioritize and execute tasks in the software development life cycle.</text:p>
            <text:p>Develop tools and applications by producing clean, efficient code.</text:p>
            <text:p>Automate tasks through appropriate tools and scripting.</text:p>
            <text:p>Review and debug code.</text:p>
            <text:p>Perform validation and verification testing.</text:p>
            <text:p>Collaborate with internal teams and vendors to fix and improve products.</text:p>
            <text:p>Document development phases and monitor systems.</text:p>
            <text:p>Ensure software is up-to-date with latest technologies.</text:p>
            <text:p/>
          </table:table-cell>
          <table:table-cell office:value-type="string" calcext:value-type="string">
            <text:p/>
            <text:p>We are looking for a Manager-Software Engineering to produce and implement functional software solutions. You will work with upper management to define software requirements and take the lead on operational and technical projects. In this role, you should be able to work independently with little supervision. You should have excellent organization and problem-solving skills. If you also have hands-on experience in software development and agile methodologies, we`d like to meet you. Your goal will be to develop high-quality software that is aligned with user needs and business goals. </text:p>
            <text:p>Directing software development projects.</text:p>
            <text:p>Producing, testing and debugging code.</text:p>
            <text:p>Leading engineers and developers.</text:p>
            <text:p>Job Location: Kurdistan, Iraq.</text:p>
            <text:p/>
          </table:table-cell>
          <table:table-cell office:value-type="string" calcext:value-type="string">
            <text:p/>
            <text:p>                                                                Full-time</text:p>
            <text:p>                                                            </text:p>
          </table:table-cell>
          <table:table-cell office:value-type="string" calcext:value-type="string">
            <text:p/>
            <text:p>Â 8 to 12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s degree in Computer Science or Engineering.</text:p>
            <text:p/>
          </table:table-cell>
          <table:table-cell office:value-type="string" calcext:value-type="string">
            <text:p/>
            <text:p>8-12 years of experience in software development including 5 year of hands-on software engineering (C#, Java,PHP, C++, Front-End).</text:p>
            <text:p>Proficiency in English is a MUST.</text:p>
            <text:p>Extensive experience in software development, scripting and project management.</text:p>
            <text:p>Experience using system monitoring tools (e.g. New Relic) and automated testing frameworks.</text:p>
            <text:p>Knowledge of selected programming languages (e.g. Python, C++) and the Java/J2EE platform.</text:p>
            <text:p>In-depth knowledge of relational databases (e.g. PostgreSQL, MySQL) and NoSQL databases (e.g. MongoDB).</text:p>
            <text:p>Familiarity with various operating systems (Linux, Mac OS, Windows).</text:p>
            <text:p>Analytical mind with problem-solving aptitude.</text:p>
            <text:p>Ability to work independently.</text:p>
            <text:p>Excellent organizational and leadership skill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8">
          <table:table-cell office:value-type="string" calcext:value-type="string">
            <text:p>Asst. Manager, Product Development</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Identifying possible new features of different products based on company's business needs and capability. </text:p>
            <text:p>Assesses market competition by comparing the company's product to competitors' products.</text:p>
            <text:p>Recommends the nature and scope of present and future product lines by reviewing product specifications and requirements; appraising new product ideas and/or product or packaging changes.</text:p>
            <text:p>Liaise with clients to identify and define requirements, scope and objectives.</text:p>
            <text:p>Collaborating with internal teams for development of new features/products. </text:p>
            <text:p>Preparing product backlog and stories for development teams. </text:p>
            <text:p>Demonstrating product in front of internal teams and client.</text:p>
            <text:p>To prepare and interpret flowcharts, schedules and step-by-step action plans.</text:p>
            <text:p>Coordinate with project team activities, resources, equipment and information.</text:p>
            <text:p>Assign tasks to internal teams and assist with schedule management.</text:p>
            <text:p>Monitor project progress and handle any issues that arise.</text:p>
            <text:p>Work with the Product Manager to eliminate blockers.</text:p>
            <text:p>Maintains professional and technical knowledge by attending educational workshops; reviewing professional publications; establishing personal networks; participating in professional societies.</text:p>
            <text:p/>
          </table:table-cell>
          <table:table-cell office:value-type="string" calcext:value-type="string">
            <text:p/>
            <text:p>We are looking for a responsible Product Developer to administer and organize all types of projects, from simple activities to more complex plans.</text:p>
            <text:p>Develops products by identifying potential products; conducting market research, generating product requirements, determining specifications, timetables, pricing, and time-integrated plans for product introduction, and developing marketing strategies.</text:p>
            <text:p>Job Location: Kurdistan, Iraq.</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major in Computer Science / Business Administration).</text:p>
            <text:p/>
          </table:table-cell>
          <table:table-cell office:value-type="string" calcext:value-type="string">
            <text:p/>
            <text:p>3-5 year of work experience in Product Role or Project Management Role or similar role. </text:p>
            <text:p>Proficiency in English is a MUST.</text:p>
            <text:p>Experience in project management, from conception to delivery.</text:p>
            <text:p>Solid organizational skills, including multitasking and time-management.</text:p>
            <text:p>Strong client-facing and teamwork skills.</text:p>
            <text:p>Familiarity with risk management and quality assurance control.</text:p>
            <text:p>Strong working knowledge of Microsoft Project and Microsoft Planner.</text:p>
            <text:p>Hands-on experience with project management tools (e.g. Jira, Basecamp or Trello).</text:p>
            <text:p>PMP / PRINCE2 certification is a plus.</text:p>
            <text:p>CSM/ CSPO is a plu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9">
          <table:table-cell office:value-type="string" calcext:value-type="string">
            <text:p>Technical Documentation Writer [Assistant Manager]</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Work with internal teams to obtain an in-depth understanding of the product and the documentation requirements.</text:p>
            <text:p>Produce high-quality documentation that meets applicable standards and is appropriate for its intended audience.</text:p>
            <text:p>Write easy-to-understand user interface text, online help and developer guides.</text:p>
            <text:p>Create tutorials to help end-users use a variety of applications.</text:p>
            <text:p>Analyze existing and potential content, focusing on reuse and single-sourcing opportunities.</text:p>
            <text:p>Create and maintain the information architecture.</text:p>
            <text:p>Source and recruit Technical Writers with Workable's Boolean search cheat sheets.</text:p>
            <text:p/>
          </table:table-cell>
          <table:table-cell office:value-type="string" calcext:value-type="string">
            <text:p/>
            <text:p>We are looking for a Technical Documentation Writer to produce high-quality documentation that contributes to the overall success of our products.  You will join a team of talented tech writers who work collaboratively with developers, quality engineers, product managers, and usability experts to make our products easier to use.</text:p>
            <text:p>Producing high-quality documentation that is appropriate for its intended audience.</text:p>
            <text:p>Working with internal teams on product and documentation requirements.</text:p>
            <text:p>Writing easy-to-understand user interface text, online help and developer guides.</text:p>
            <text:p>Job Location: Kurdistan, Iraq.</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Computer Science), Engineering or equivalent preferred.</text:p>
            <text:p>University degree in Computer Science, Engineering or equivalent preferred.</text:p>
            <text:p/>
          </table:table-cell>
          <table:table-cell office:value-type="string" calcext:value-type="string">
            <text:p/>
            <text:p>3-5 years of working experience in technical writing of software documentation.</text:p>
            <text:p>Ability to deliver high quality documentation paying attention to detail.</text:p>
            <text:p>Ability to quickly grasp complex technical concepts and make them easily understandable in text and pictures.</text:p>
            <text:p>Excellent written skills in English.</text:p>
            <text:p>Strong working knowledge of Microsoft Office.</text:p>
            <text:p>Basic familiarity with the SDLC and software development.</text:p>
            <text:p>Proficiency in English is a MUST.</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10">
          <table:table-cell office:value-type="string" calcext:value-type="string">
            <text:p>Software Architect [Deputy Manager Level]</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Collaborate with other professionals to determine functional and non-functional requirements for new software or applications.</text:p>
            <text:p>Use tools and methodologies to create representations for functions and user interface of desired product.</text:p>
            <text:p>Develop high-level product specifications with attention to system integration and feasibility.</text:p>
            <text:p>Define all aspects of development from appropriate technology and workflow to coding standards.</text:p>
            <text:p>Communicate successfully all concepts and guidelines to development team.</text:p>
            <text:p>Oversee progress of development team to ensure consistency with initial design.</text:p>
            <text:p>Provide technical guidance and coaching to developers and engineers.</text:p>
            <text:p>Ensure software meets all requirements of quality, security, modifiability, extensibility etc.</text:p>
            <text:p>Approve final product before launch.</text:p>
            <text:p>Implement integrations requested by customers.</text:p>
            <text:p>Deploy updates and fixes.</text:p>
            <text:p/>
          </table:table-cell>
          <table:table-cell office:value-type="string" calcext:value-type="string">
            <text:p/>
            <text:p>We are looking for an experienced Software Architect to make intuitive high level decisions for software development. You will see the "big picture" and create architectural approaches for software design and implementation to guide the development team. A great application team leader has a strong technical background and excellent IT skills. They are experienced in designing and possess ability to develop a unified vision for software characteristics and functions. The goal is to provide a framework for the development of a software or system that will result in high quality IT solutions.</text:p>
            <text:p>Collaborating with other professionals to determine functional and non-functional requirements for new software or applications.</text:p>
            <text:p>Using tools and methodologies to create representations for functions and user interface of desired product.</text:p>
            <text:p>Developing high-level product specifications with attention to system integration and feasibility.</text:p>
            <text:p>Job Location: Kurdistan, Iraq.</text:p>
            <text:p/>
          </table:table-cell>
          <table:table-cell office:value-type="string" calcext:value-type="string">
            <text:p/>
            <text:p>                                                                Full-time</text:p>
            <text:p>                                                            </text:p>
          </table:table-cell>
          <table:table-cell office:value-type="string" calcext:value-type="string">
            <text:p/>
            <text:p>Â 5 to 7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computer science, engineering or relevant field.</text:p>
            <text:p/>
          </table:table-cell>
          <table:table-cell office:value-type="string" calcext:value-type="string">
            <text:p/>
            <text:p>5-7 years of working experience as a software architect/development.</text:p>
            <text:p>Proficiency in English is a MUST.</text:p>
            <text:p>Experience in software development and coding in various languages (C#, .NET, Java, Python etc.)</text:p>
            <text:p>Excellent knowledge of software and application design and architecture.</text:p>
            <text:p>Excellent knowledge of UML and other modeling methods.</text:p>
            <text:p>Familiarity with HTML/CSS, JavaScript and UI/UX design.</text:p>
            <text:p>Understanding of software quality assurance principles.</text:p>
            <text:p>A technical mindset with great attention to detail.</text:p>
            <text:p>High quality organizational and leadership skills.</text:p>
            <text:p>Outstanding communication and presentation abilitie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11">
          <table:table-cell office:value-type="string" calcext:value-type="string">
            <text:p>Junior Product Manager</text:p>
          </table:table-cell>
          <table:table-cell office:value-type="string" calcext:value-type="string">
            <text:p>InsideMaps Bangladesh </text:p>
          </table:table-cell>
          <table:table-cell office:value-type="string" calcext:value-type="string">
            <text:p/>
            <text:p>                                                                4</text:p>
            <text:p>                                                                </text:p>
          </table:table-cell>
          <table:table-cell office:value-type="string" calcext:value-type="string">
            <text:p/>
            <text:p>Building a deep understanding of the property management and real estate industry of the US.</text:p>
            <text:p>Identifying the key needs and pain points of current and potential clients and documenting them in an organized manner.</text:p>
            <text:p>Identifying problems in existing products and services and work with the engineering and operations team to improve those services.</text:p>
            <text:p>Communicating client needs to the software engineering team and coordinates with them to implement features.</text:p>
            <text:p>Creating new services with detailed writing and if possible mockups.</text:p>
            <text:p>Doing analysis on data if necessary automating them with scripts.</text:p>
            <text:p>Brainstorming with the CEO and sales to develop new ideas and products.</text:p>
            <text:p>Have to work remote, from home in US times</text:p>
            <text:p/>
          </table:table-cell>
          <table:table-cell office:value-type="string" calcext:value-type="string">
            <text:p/>
            <text:p>InsideMaps is a silicon valley based computer vision and machine learning startup working in property management and architectural visualization industry. It is rapidly expanding its technical team in Dhaka to create smart solutions for its B2B clients.</text:p>
            <text:p>We are looking for exceptionally smart candidates to work in a world class team.</text:p>
            <text:p/>
          </table:table-cell>
          <table:table-cell office:value-type="string" calcext:value-type="string">
            <text:p/>
            <text:p>                                                                Full-time</text:p>
            <text:p>                                                            </text:p>
          </table:table-cell>
          <table:table-cell table:number-columns-repeated="3"/>
          <table:table-cell office:value-type="string" calcext:value-type="string">
            <text:p/>
            <text:p>Â Dhaka</text:p>
            <text:p>                                                                    </text:p>
          </table:table-cell>
          <table:table-cell office:value-type="string" calcext:value-type="string">
            <text:p/>
            <text:p>Bachelor degree in any disciplineCandidates with above-average scores in any internationally recognized standardized tests will be given preference.</text:p>
            <text:p>Candidates must have exceptional proficiency in English.</text:p>
            <text:p/>
          </table:table-cell>
          <table:table-cell office:value-type="string" calcext:value-type="string">
            <text:p><text:s/></text:p>
          </table:table-cell>
          <table:table-cell office:value-type="string" calcext:value-type="string">
            <text:p/>
            <text:p>Â Tk. 30000 - 45000 (Monthly)</text:p>
            <text:p>                                                                    </text:p>
          </table:table-cell>
          <table:table-cell office:value-type="string" calcext:value-type="string">
            <text:p/>
            <text:p>Weekly 2 holidaysSalary Review: Half YearlyFestival Bonus: 2</text:p>
            <text:p/>
          </table:table-cell>
          <table:table-cell office:value-type="string" calcext:value-type="string">
            <text:p/>
            <text:p>Â Oct 17, 2019</text:p>
            <text:p>                                                                        </text:p>
          </table:table-cell>
          <table:table-cell office:value-type="string" calcext:value-type="string">
            <text:p/>
            <text:p>Â Nov 16, 2019</text:p>
            <text:p>                                                                        </text:p>
          </table:table-cell>
          <table:table-cell table:number-columns-repeated="1008"/>
        </table:table-row>
        <table:table-row table:style-name="ro12">
          <table:table-cell office:value-type="string" calcext:value-type="string">
            <text:p>Sr. iOS Developer (Urgent)</text:p>
          </table:table-cell>
          <table:table-cell office:value-type="string" calcext:value-type="string">
            <text:p>Doodle Inc. </text:p>
          </table:table-cell>
          <table:table-cell office:value-type="string" calcext:value-type="string">
            <text:p/>
            <text:p>                                                                02</text:p>
            <text:p>                                                                </text:p>
          </table:table-cell>
          <table:table-cell office:value-type="string" calcext:value-type="string">
            <text:p/>
            <text:p>Design and build applications for the iOS platform</text:p>
            <text:p>Ensure the performance, quality, and responsiveness of applications</text:p>
            <text:p>Collaborate with a team to define, design, and ship new features</text:p>
            <text:p>Identify and correct bottlenecks and fix bugs</text:p>
            <text:p>Help maintain code quality, organization, and automatization</text:p>
            <text:p/>
          </table:table-cell>
          <table:table-cell office:value-type="string" calcext:value-type="string">
            <text:p/>
            <text:p>                                                            We are looking for an iOS developer responsible for the development and maintenance of applications aimed at a range of iOS devices including mobile phones and tablet computers. Your primary focus will be development of iOS applications and their integration with back-end services. You will be working alongside other engineers and developers working on different layers of the infrastructure. Therefore, a commitment to collaborative problem solving, sophisticated design, and the creation of quality products is essential.</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Mirpur)</text:p>
            <text:p>                                                                    </text:p>
          </table:table-cell>
          <table:table-cell office:value-type="string" calcext:value-type="string">
            <text:p/>
            <text:p>Bachelor of Science (BSc) in CSE</text:p>
            <text:p>Skills Required: iOS Application Development, Swift</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Credit card, Medical allowance, Performance bonus, Weekly 2 holidays, Insurance, Over time allowanceLunch Facilities: Partially SubsidizeSalary Review: YearlyFestival Bonus: 2As per HR Policy.</text:p>
            <text:p/>
          </table:table-cell>
          <table:table-cell office:value-type="string" calcext:value-type="string">
            <text:p/>
            <text:p>Â Oct 18, 2019</text:p>
            <text:p>                                                                        </text:p>
          </table:table-cell>
          <table:table-cell office:value-type="string" calcext:value-type="string">
            <text:p/>
            <text:p>Â Nov 17, 2019</text:p>
            <text:p>                                                                        </text:p>
          </table:table-cell>
          <table:table-cell table:number-columns-repeated="1008"/>
        </table:table-row>
        <table:table-row table:style-name="ro6">
          <table:table-cell office:value-type="string" calcext:value-type="string">
            <text:p>C, C++ Developer</text:p>
          </table:table-cell>
          <table:table-cell office:value-type="string" calcext:value-type="string">
            <text:p>Eicra Soft Ltd. </text:p>
          </table:table-cell>
          <table:table-cell office:value-type="string" calcext:value-type="string">
            <text:p/>
            <text:p>                                                                04</text:p>
            <text:p>                                                                </text:p>
          </table:table-cell>
          <table:table-cell office:value-type="string" calcext:value-type="string">
            <text:p/>
            <text:p>Hands-on programming experience with at least one of these languages: C/C++, GO in a Linux environment,Hands-on networking product development experience,Knowledge of Linux kernel networking,Knowledge of L2 switching, L3 routing and 4G LTE/EPC protocols,Knowledge of SDN and NFV, including x86 software data path technologies (e.g., OVS),Knowledge of data plane features QoS, DPI, policy enforcement,Knowledge of IMS, Messaging Services</text:p>
            <text:p/>
          </table:table-cell>
          <table:table-cell office:value-type="string" calcext:value-type="string">
            <text:p/>
            <text:p>C, C++ writing code using C/C++ and Unix platform.Have strong experience in Golang, Python, C++ and implemented key aspects of an end-to-end solutionLinux architectureNetwork fundamentals (all layers of TCP/IP stack, understanding principles of most common protocols)be ready to be available on call to fix the complex issuesJob ResponsibilitiesBasic understanding of RDBMS databases such SQL Server and Oracle.Basic understanding of modern software design and development methodologies (e.g., OO).Basic understanding of modern SCM (software configuration management).Basic understanding of testing tools and unit test scripting, and testing methodologies.Experience using (or an understanding of the use of) an Integrated Development Environment (e.g., Eclipse, Visual Studio).Understanding of basic Database Administration.Understanding of quality and security standards. Good verbal and written communication skills.</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Computer Science background having Knowledge on PHP with MVC Framework.</text:p>
            <text:p>Skills Required:  C, 4G, 5G, C++, Linux, Network Engineering, Unix</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Festival bonus.Performance bonus.Flexible, friendly and good work environment.Outstanding career and growth opportunities.Energetic, team-oriented atmosphere.</text:p>
            <text:p/>
          </table:table-cell>
          <table:table-cell office:value-type="string" calcext:value-type="string">
            <text:p/>
            <text:p>Â Oct 19, 2019</text:p>
            <text:p>                                                                        </text:p>
          </table:table-cell>
          <table:table-cell office:value-type="string" calcext:value-type="string">
            <text:p/>
            <text:p>Â Nov 18, 2019</text:p>
            <text:p>                                                                        </text:p>
          </table:table-cell>
          <table:table-cell table:number-columns-repeated="1008"/>
        </table:table-row>
        <table:table-row table:style-name="ro13">
          <table:table-cell office:value-type="string" calcext:value-type="string">
            <text:p>Developer/ Programmer</text:p>
          </table:table-cell>
          <table:table-cell office:value-type="string" calcext:value-type="string">
            <text:p>Al Fatah Publications </text:p>
          </table:table-cell>
          <table:table-cell office:value-type="string" calcext:value-type="string">
            <text:p/>
            <text:p>                                                                02</text:p>
            <text:p>                                                                </text:p>
          </table:table-cell>
          <table:table-cell office:value-type="string" calcext:value-type="string">
            <text:p/>
            <text:p>Design, code, test and quality assurance according to software design specifications following standard coding styles and practices and develop large-scale distributed applications. Solid understanding of OOP Programming concepts on ASP.net, C#, MVC Framework and complex logic. Working experience on ERP, Microsoft Visual Studio, Team Foundation Server (TFS) and other testing software. Reporting tool experience will be given preference. Working knowledge on JavaScript, NodeJS, JQuery, Bootstrap, CSS, PHP and HTML will be given preference. Should be highly collaborative, resourceful, and demonstrate excellent teamwork in a cross functional agile/scrum environment. Knowledge of Code optimization, code review, SQL query optimization, Trigger, Procedure and SQL server administration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Only males are allowed to apply</text:p>
            <text:p>                                                                    </text:p>
          </table:table-cell>
          <table:table-cell office:value-type="string" calcext:value-type="string">
            <text:p/>
            <text:p>Â Age 24 to 32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text:s/></text:p>
          </table:table-cell>
          <table:table-cell table:number-columns-repeated="2"/>
          <table:table-cell office:value-type="string" calcext:value-type="string">
            <text:p/>
            <text:p>Â Oct 19, 2019</text:p>
            <text:p>                                                                        </text:p>
          </table:table-cell>
          <table:table-cell office:value-type="string" calcext:value-type="string">
            <text:p/>
            <text:p>Â Nov 13, 2019</text:p>
            <text:p>                                                                        </text:p>
          </table:table-cell>
          <table:table-cell table:number-columns-repeated="1008"/>
        </table:table-row>
        <table:table-row table:style-name="ro5">
          <table:table-cell office:value-type="string" calcext:value-type="string">
            <text:p>à¦à¦°à¦¿à§Ÿà¦¾ à¦®à§à¦¯à¦¾à¦¨à§‡à¦œà¦¾à¦° (AM) IT</text:p>
          </table:table-cell>
          <table:table-cell office:value-type="string" calcext:value-type="string">
            <text:p>TMSS HEM </text:p>
          </table:table-cell>
          <table:table-cell office:value-type="string" calcext:value-type="string">
            <text:p/>
            <text:p>                                                                10</text:p>
            <text:p>                                                                </text:p>
          </table:table-cell>
          <table:table-cell office:value-type="string" calcext:value-type="string">
            <text:p/>
            <text:p>à¦¸à¦‚à¦¸à§à¦¥à¦¾à¦° à¦ªà§à¦°à¦§à¦¾à¦¨ à¦•à¦¾à¦°à§à¦¯à¦¾à¦²à§Ÿà§‡ à¦…à¦¬à¦¸à§à¦¥à¦¾à¦¨ à¦•à¦°à§‡ à¦¶à¦¾à¦–à¦¾ à¦ªà¦°à§à¦¯à¦¾à§Ÿ à¦¥à§‡à¦•à§‡ à¦ªà§à¦°à§‡à¦°à¦¿à¦¤ à¦¬à¦¿à¦­à¦¿à¦¨à§à¦¨ à¦¸à¦®à¦¸à§à¦¯à¦¾à¦° à¦¸à¦®à¦¾à¦§à¦¾à¦¨ à¦•à¦°à¦¾à¥¤</text:p>
            <text:p>à¦Ÿà§€à¦® à¦²à§€à¦¡à¦¾à¦° à¦“ à¦²à¦¾à¦‡à¦¨ à¦®à§à¦¯à¦¾à¦¨à§‡à¦œà¦¾à¦°à§‡à¦° à¦¸à¦¾à¦¥à§‡ à¦ªà¦°à¦¾à¦®à¦°à§à¦¶ à¦¬à¦¾ à¦¨à¦¿à¦°à§à¦¦à§‡à¦¶à¦¨à¦¾à¦•à§à¦°à¦®à§‡ à¦®à¦¾à¦¸à§‡à¦° à¦¶à§à¦°à§à¦¤à§‡ à¦ªà§à¦°à§‹ à¦®à¦¾à¦¸à§‡à¦° à¦•à¦°à§à¦®-à¦ªà¦°à¦¿à¦•à¦²à§à¦ªà¦¨à¦¾ à¦¤à§ˆà¦°à¦¿ à¦•à¦°à¦¾à¥¤</text:p>
            <text:p>à¦•à¦°à§à¦®-à¦ªà¦°à¦¿à¦•à¦²à§à¦ªà¦¨à¦¾ à¦…à¦¨à§à¦¯à¦¾à§Ÿà§€ à¦…à¦°à§à¦œà¦¨ à¦¬à¦¾ à¦°à¦¿à¦ªà§‹à¦°à§à¦Ÿà¦¸à¦®à§‚à¦¹ à¦Ÿà§€à¦® à¦²à§€à¦¡à¦¾à¦° à¦•à¦°à§à¦¤à§ƒà¦• à¦¸à§à¦¬à¦¾à¦•à§à¦·à¦°à¦¾à¦¨à§à¦¤à§‡ à¦²à¦¾à¦‡à¦¨ à¦®à§à¦¯à¦¾à¦¨à§‡à¦œà¦¾à¦°à§‡à¦° à¦¨à¦¿à¦•à¦Ÿ à¦¦à¦¾à¦–à¦¿à¦² à¦•à¦°à¦¾à¥¤</text:p>
            <text:p>à¦¶à¦¾à¦–à¦¾ à¦ªà¦°à§à¦¯à¦¾à§Ÿà§‡ à¦­à¦¿à¦œà¦¿à¦Ÿ à¦•à¦°à§‡ à¦…à¦Ÿà§‹à¦®à§‡à¦¶à¦¨ à¦¸à¦‚à¦•à§à¦°à¦¾à¦¨à§à¦¤ à¦¸à¦®à¦¸à§à¦¯à¦¾ à¦¸à¦®à¦¾à¦§à¦¾à¦¨ à¦•à¦°à¦¾à¥¤</text:p>
            <text:p>à¦®à¦¾à¦  à¦ªà¦°à§à¦¯à¦¾à§Ÿà§‡ à¦•à¦°à§à¦®à¦°à¦¤ à¦¸à§à¦Ÿà¦¾à¦«à¦¦à§‡à¦° à¦…à¦Ÿà§‹à¦®à§‡à¦¶à¦¨ à¦¬à¦¿à¦·à§Ÿà¦• à¦ªà§à¦°à¦¶à¦¿à¦•à§à¦·à¦£ à¦ªà§à¦°à¦¦à¦¾à¦¨ à¦•à¦°à¦¾à¥¤</text:p>
            <text:p>à¦¬à¦¿à¦­à¦¿à¦¨à§à¦¨ à¦¸à¦®à§Ÿà§‡ à¦¶à¦¾à¦–à¦¾, à¦…à¦žà§à¦šà¦², à¦œà§‹à¦¨ à¦¬à¦¾ à¦…à¦ªà¦¾à¦°à§‡à¦¶à¦¨ à¦ªà¦°à§à¦¯à¦¾à§Ÿà§‡ à¦…à¦¨à§à¦·à§à¦ à¦¿à¦¤ à¦®à¦¾à¦¸à¦¿à¦•, à¦¤à§à¦°à§ˆà¦®à¦¾à¦¸à¦¿à¦•, à¦·à¦¾à¦£à§à¦®à¦¾à¦¸à¦¿à¦• à¦“à§Ÿà¦¾à¦°à§à¦•à¦¶à¦ªà§‡ à¦…à¦‚à¦¶ à¦—à§à¦°à¦¹à¦£ à¦•à¦°à§‡ à¦…à¦Ÿà§‹à¦®à§‡à¦¶à¦¨ à¦¸à¦‚à¦•à§à¦°à¦¾à¦¨à§à¦¤ à¦¸à¦®à¦¸à§à¦¯à¦¾, à¦®à¦¤à¦¾à¦®à¦¤ à¦¨à¦¾ à¦ªà¦°à¦¾à¦®à¦°à§à¦¶ à¦‰à¦ªà¦¸à§à¦¥à¦¾à¦ªà¦¨ à¦•à¦°à¦¾à¥¤</text:p>
            <text:p>à¦®à¦¾à¦¸à§‡à¦° à¦¶à§à¦°à§à¦¤à§‡ à¦¬à¦¿à¦—à¦¤ à¦®à¦¾à¦¸à§‡à¦° à¦•à¦¾à¦°à§à¦¯ à¦ªà§à¦°à¦¤à¦¿à¦¬à§‡à¦¦à¦¨ à¦¨à¦¿à§Ÿà¦¨à§à¦¤à§à¦°à¦£à¦•à¦¾à¦°à§€ à¦•à¦°à§à¦®à¦•à¦°à§à¦¤à¦¾à¦° (à¦²à¦¾à¦‡à¦¨ à¦®à§à¦¯à¦¾à¦¨à§‡à¦œà¦¾à¦°) à¦¨à¦¿à¦•à¦Ÿ à¦‰à¦ªà¦¸à§à¦¥à¦¾à¦ªà¦¨ à¦•à¦°à¦¾à¥¤</text:p>
            <text:p>à¦¬à¦¾à¦‚à¦²à¦¾ à¦“ à¦‡à¦‚à¦°à§‡à¦œà¦¿ à¦Ÿà¦¾à¦‡à¦ªà¦¿à¦‚à¥¤</text:p>
            <text:p/>
          </table:table-cell>
          <table:table-cell office:value-type="string" calcext:value-type="string">
            <text:p/>
            <text:p>à¦Ÿà¦¿à¦à¦®à¦à¦¸à¦à¦¸ à¦œà¦¾à¦¤à§€à§Ÿ à¦ªà¦°à§à¦¯à¦¾à§Ÿà§‡à¦° à¦à¦•à¦Ÿà¦¿ à¦¬à§ƒà¦¹à¦¤à§à¦¤à¦® à¦¬à§‡à¦¸à¦°à¦•à¦¾à¦°à§€ à¦‰à¦¨à§à¦¨à§Ÿà¦¨ à¦¸à¦‚à¦¸à§à¦¥à¦¾à¥¤  à¦…à¦¤à§à¦° à¦¸à¦‚à¦¸à§à¦¥à¦¾à¦° à¦‹à¦£ à¦•à¦¾à¦°à§à¦¯à¦•à§à¦°à¦®à§‡à¦° à¦…à¦Ÿà§‹à¦®à§‡à¦¶à¦¨ à¦¬à¦¾à¦¸à§à¦¤à¦¬à¦¾à§Ÿà¦¨à§‡à¦° à¦²à¦•à§à¦·à§à¦¯à§‡ à¦¸à¦«à§à¦Ÿà¦“à§Ÿà§à¦¯à¦¾à¦° à¦“ à¦¹à¦¾à¦°à§à¦¡à¦“à§Ÿà§à¦¯à¦¾à¦° à¦Ÿà§à¦°à¦¾à¦¬à¦² à¦¶à§à¦Ÿà¦¿à¦‚ à¦à¦¬à¦‚ à¦¸à¦¾à¦°à§à¦­à¦¿à¦¸à¦¿à¦‚, Cisco, Mikrotik Router à¦•à¦¨à¦«à¦¿à¦—à¦¾à¦°, à¦²à§à¦¯à¦¾à¦¨ à¦¸à§‡à¦Ÿà¦†à¦ªà¦¸à¦¹ à¦¬à¦¾à¦‚à¦²à¦¾ à¦“ à¦‡à¦‚à¦°à§‡à¦œà¦¿ à¦Ÿà¦¾à¦‡à¦ªà¦¿à¦‚ à¦¸à¦‚à¦•à§à¦°à¦¾à¦¨à§à¦¤ à¦•à¦¾à¦œ à¦à¦° à¦œà¦¨à§à¦¯ à¦‰à¦²à§à¦²à§‡à¦–à¦¿à¦¤ à¦ªà¦¦à§‡ à¦œà¦°à§à¦°à§€ à¦­à¦¿à¦¤à§à¦¤à¦¿à¦¤à§‡ à¦†à¦—à§à¦°à¦¹à§€ à¦ªà§à¦°à¦¾à¦°à§à¦¥à§€à¦¦à§‡à¦° à¦¨à¦¿à¦•à¦Ÿ à¦¹à¦¤à§‡ à¦¦à¦°à¦–à¦¾à¦¸à§à¦¤ à¦†à¦¹à¦¬à¦¾à¦¨ à¦•à¦°à¦¾ à¦¯à¦¾à¦šà§à¦›à§‡à¥¤</text:p>
            <text:p>à¦•à¦°à§à¦®à¦¸à§à¦¥à¦²: à¦ªà§à¦°à¦§à¦¾à¦¨ à¦•à¦¾à¦°à§à¦¯à¦¾à¦²à§Ÿ, à¦¢à¦¾à¦•à¦¾à¥¤</text:p>
            <text:p/>
          </table:table-cell>
          <table:table-cell office:value-type="string" calcext:value-type="string">
            <text:p/>
            <text:p>                                                                Full-time</text:p>
            <text:p>                                                            </text:p>
          </table:table-cell>
          <table:table-cell table:number-columns-repeated="2"/>
          <table:table-cell office:value-type="string" calcext:value-type="string">
            <text:p/>
            <text:p>Â Age at most 35 years</text:p>
            <text:p>                                                                    </text:p>
          </table:table-cell>
          <table:table-cell office:value-type="string" calcext:value-type="string">
            <text:p/>
            <text:p>Â à¦¢à¦¾à¦•à¦¾</text:p>
            <text:p>                                                                    </text:p>
          </table:table-cell>
          <table:table-cell office:value-type="string" calcext:value-type="string">
            <text:p/>
            <text:p>B.Sc in CSE.</text:p>
            <text:p/>
          </table:table-cell>
          <table:table-cell office:value-type="string" calcext:value-type="string">
            <text:p><text:s/></text:p>
          </table:table-cell>
          <table:table-cell/>
          <table:table-cell office:value-type="string" calcext:value-type="string">
            <text:p/>
            <text:p>à¦¬à¦¾à¦°à§à¦·à¦¿à¦• à¦¬à§‡à¦¤à¦¨ à¦¬à§ƒà¦¦à§à¦§à¦¿ à¦“ à¦¬à§Žà¦¸à¦°à§‡ à§©à¦Ÿà¦¿ à¦‰à§Žà¦¸à¦¬ à¦­à¦¾à¦¤à¦¾à¥¤</text:p>
            <text:p>à¦¬à¦¿à¦§à¦¿ à¦…à¦¨à§à¦¸à¦¾à¦°à§‡ à¦®à§‹à¦¬à¦¾à¦‡à¦² à¦­à¦¾à¦¤à¦¾, à¦¸à¦¿à¦Ÿà¦¿ à¦­à¦¾à¦¤à¦¾, à¦†à§Ÿà¦¾ à¦­à¦¾à¦¤à¦¾à¦¸à¦¹ SR-TMSS-à¦à¦° à§§à§§ à¦¨à¦‚ à¦¸à§à¦¤à¦°à§‡à¦° à¦•à§à¦·à§‡à¦¤à§à¦°à§‡ à¦ªà§à¦°à¦¯à§‹à¦œà§à¦¯ à¦¸à¦•à¦² à¦¸à§à¦¯à§‹à¦— à¦¸à§à¦¬à¦¿à¦§à¦¾à¥¤ </text:p>
            <text:p>à¦—à§à¦°à¦¾à¦šà§à¦¯à§à¦‡à¦Ÿà¦¿ à¦“ à¦ªà§à¦°à¦­à¦¿à¦¡à§‡à¦¨à§à¦Ÿ à¦«à¦¾à¦¨à§à¦¡ à¦¸à§à¦¬à¦¿à¦§à¦¾à¥¤ </text:p>
            <text:p>à¦œà§€à¦¬à¦¨ à¦¬à§€à¦®à¦¾ à¦¸à§à¦¬à¦¿à¦§à¦¾, à¦¸à§à¦¬à¦¾à¦¸à§à¦¥à§à¦¯ à¦¬à§€à¦®à¦¾ à¦•à¦¾à¦°à§à¦¡ à¦“ à¦¸à§à¦¬à¦²à§à¦ª à¦–à¦°à¦šà§‡ à¦¨à¦¿à¦œà¦¸à§à¦¬ à¦¹à¦¾à¦¸à¦ªà¦¾à¦¤à¦¾à¦²à§‡ à¦šà¦¿à¦•à¦¿à§Žà¦¸à¦¾ à¦¸à§à¦¬à¦¿à¦§à¦¾à¥¤</text:p>
            <text:p/>
          </table:table-cell>
          <table:table-cell office:value-type="string" calcext:value-type="string">
            <text:p/>
            <text:p>Â Oct 20, 2019</text:p>
            <text:p>                                                                        </text:p>
          </table:table-cell>
          <table:table-cell office:value-type="string" calcext:value-type="string">
            <text:p/>
            <text:p>Â Nov 17,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23:58:15.4680105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0:07:00.898088645</dc:date>
    <meta:editing-duration>PT14M11S</meta:editing-duration>
    <meta:editing-cycles>5</meta:editing-cycles>
    <meta:generator>LibreOffice/6.2.7.1$Linux_X86_64 LibreOffice_project/20$Build-1</meta:generator>
    <meta:document-statistic meta:table-count="1" meta:cell-count="294" meta:object-count="0"/>
  </office:meta>
</office:document-meta>
</file>